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svg:font-family="Times" style:font-family-generic="roman"/>
    <style:font-face style:name="Asana Math" svg:font-family="'Asana Math'" style:font-pitch="variable"/>
    <style:font-face style:name="TeX Gyre Adventor" svg:font-family="'TeX Gyre Adventor'" style:font-pitch="variable"/>
    <style:font-face style:name="Ubuntu" svg:font-family="Ubuntu"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aebc"/>
    </style:style>
    <style:style style:name="P2" style:family="paragraph" style:parent-style-name="Standard">
      <style:text-properties style:font-name="Times"/>
    </style:style>
    <style:style style:name="P3" style:family="paragraph" style:parent-style-name="Standard">
      <style:paragraph-properties fo:text-align="center" style:justify-single-word="false"/>
      <style:text-properties style:font-name="Times" officeooo:rsid="001baebc" officeooo:paragraph-rsid="001baebc"/>
    </style:style>
    <style:style style:name="P4" style:family="paragraph" style:parent-style-name="Standard">
      <style:text-properties style:font-name="Times" officeooo:rsid="001baebc" officeooo:paragraph-rsid="001baebc"/>
    </style:style>
    <style:style style:name="T1" style:family="text">
      <style:text-properties officeooo:rsid="001baebc"/>
    </style:style>
    <style:style style:name="T2" style:family="text">
      <style:text-properties fo:font-weight="bold" style:font-weight-asian="bold" style:font-weight-complex="bold"/>
    </style:style>
    <style:style style:name="T3" style:family="text">
      <style:text-properties style:font-name="Times" officeooo:rsid="001bae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Significance and Novelty</text:span> </text:p>
      <text:p text:style-name="P4"/>
      <text:p text:style-name="P2">We present a highly scalable strategy for developing mesh-free neuro-symbolic partial differential equation solvers from existing mesh-based numerical discretization schemes found in scientific computing. This strategy is unique in that it can be used to efficiently train neural network models for the solution <text:span text:style-name="T1">of partial differential equations with discontinuities</text:span>, while retaining the accuracy and convergence properties of state-of-the-art numerical solvers. This neural bootstrapping method <text:span text:style-name="T1">(NBM) </text:span>is based on minimizing residuals of discretized differential systems on a set of random collocation points with respect to the trainable parameters of the neural network, achieving unprecedented resolution and optimal scaling for solving physical and biological systems.</text:p>
      <text:p text:style-name="P2"/>
      <text:p text:style-name="P1"><text:span text:style-name="T3">We also present JAX-DIPS, an end-to-end differentiable implementation of NBM on the problem of elliptic PDEs with jump conditions across irregular discontinuities. As far as we know, this is the only existing differentiable framework for this class of problems. We demonstrate performance and scaling of JAX-DIPS in solving an elliptic problem with complex jump conditions over a highly irregular geometry (a dragon) using an NVIDIA DGX machine with 8 counts of A100 GPU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svg:font-family="Times" style:font-family-generic="roman"/>
    <style:font-face style:name="Asana Math" svg:font-family="'Asana Math'" style:font-pitch="variable"/>
    <style:font-face style:name="TeX Gyre Adventor" svg:font-family="'TeX Gyre Adventor'" style:font-pitch="variable"/>
    <style:font-face style:name="Ubuntu" svg:font-family="Ubuntu" style:font-pitch="variable"/>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5T12:31:18.960060256</meta:creation-date>
    <dc:date>2022-10-25T12:40:02.757797587</dc:date>
    <meta:editing-duration>PT8M44S</meta:editing-duration>
    <meta:editing-cycles>2</meta:editing-cycles>
    <meta:generator>LibreOffice/6.4.7.2$Linux_X86_64 LibreOffice_project/40$Build-2</meta:generator>
    <meta:document-statistic meta:table-count="0" meta:image-count="0" meta:object-count="0" meta:page-count="1" meta:paragraph-count="3" meta:word-count="179" meta:character-count="1269" meta:non-whitespace-character-count="1092"/>
  </office:meta>
</office:document-meta>
</file>